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margin-left="1.4772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iday March 16, 2007<text:tab/><text:tab/><text:tab/><text:tab/><text:tab/><text:tab/><text:tab/><text:tab/>Grace Li</text:p>
      <text:p text:style-name="Standard"/>
      <text:p text:style-name="Standard"><text:span text:style-name="T1">Lennard – Jones parameters for N, O</text:span> </text:p>
      <text:p text:style-name="Standard"/>
      <text:p text:style-name="Standard">From the prep input files act.in and gnd.in</text:p>
      <text:p text:style-name="Standard">the atom types for oxygens of acetate is O2</text:p>
      <text:p text:style-name="Standard">the atom types for nitrogens of guanidinium is N2</text:p>
      <text:p text:style-name="Standard"/>
      <text:p text:style-name="Standard">/disk1/mphilip/progs/amber/amber6/dat/opls_parm3.dat (these are the parameters relevant for proteins from the OPLS/AMBER parameters W.L. Jorgensen and J. Tirado-Rives, J. Am. Chem. Soc. 1988, 110, 1657; see p14 of amber6.pdf) force field parameter file was used for MD simulations of guanidinium-acetate</text:p>
      <text:p text:style-name="Standard"/>
      <text:p text:style-name="Standard">From ...</text:p>
      <text:list text:style-name="L1">
        <text:list-item>
          <text:p text:style-name="P1">AMBER6 package ( found on /disk1/mphilip/progs/amber/amber6/):</text:p>
          <text:p text:style-name="P1">Note: Some atoms are “equivalenced” when assigning their nonbonded parameters</text:p>
          <text:p text:style-name="P1">(e.g. N=N2=..=.. <text:s text:c="2"/>see -9- under forcefield param file specifications)</text:p>
        </text:list-item>
      </text:list>
      <text:p text:style-name="Standard"/>
      <text:p text:style-name="Standard"><text:tab/><text:tab/>opls_parm3.dat:</text:p>
      <text:p text:style-name="Standard"><text:tab/><text:tab/> <text:s text:c="6"/>Atom type <text:s/>radius(A) <text:s text:c="6"/>well depth (kcal/mol)</text:p>
      <text:p text:style-name="Standard"><text:tab/><text:tab/><text:tab/> <text:s/>O2 <text:s text:c="6"/>1.6 <text:s text:c="7"/><text:tab/>0.20<text:tab/><text:tab/><text:tab/>&lt;--- under 'RE'</text:p>
      <text:p text:style-name="Standard"><text:tab/><text:tab/><text:tab/> <text:s/>N <text:s text:c="8"/>1.75 <text:s text:c="4"/><text:tab/> 0.16</text:p>
      <text:p text:style-name="Standard"><text:tab/><text:tab/><text:tab/><text:tab/> <text:s/>A/r**12 <text:s text:c="6"/>-C/r**6<text:tab/><text:tab/><text:tab/>&lt;--- under 'AC'</text:p>
      <text:p text:style-name="Standard"><text:tab/><text:tab/><text:tab/> <text:s/>O2 <text:s text:c="6"/>380000.0 <text:s text:c="2"/><text:tab/>565.0</text:p>
      <text:p text:style-name="Standard"><text:tab/><text:tab/><text:tab/> <text:s/>N2 <text:s text:c="6"/>944300.0 <text:s text:c="2"/><text:tab/>801.3</text:p>
      <text:p text:style-name="Standard"><text:tab/><text:tab/>parm94.dat:</text:p>
      <text:p text:style-name="Standard"><text:tab/><text:tab/><text:tab/> O2 <text:s text:c="9"/>1.6612 <text:s/>0.2100 <text:s text:c="12"/>OPLS</text:p>
      <text:p text:style-name="Standard"><text:s/><text:tab/><text:tab/><text:tab/> N <text:s text:c="11"/>1.8240 <text:s/>0.1700 <text:s text:c="12"/>OPLS</text:p>
      <text:p text:style-name="Standard"><text:tab/>(ref: <text:a xlink:type="simple" xlink:href="http://amber.scripps.edu/formats.html#parm.dat">http://amber.scripps.edu/formats.html#parm.dat</text:a> – amber parm file specifications)</text:p>
      <text:p text:style-name="Standard"/>
      <text:list text:style-name="L2">
        <text:list-item>
          <text:p text:style-name="P2">GROMACS 3.3 package ffs (grace@abel:/usr/share/gromacs/top) :</text:p>
          <text:list>
            <text:list-item>
              <text:p text:style-name="P2">GROMOS9643a1- combo rule 1: <text:s/>(looked up ARG)</text:p>
              <text:list>
                <text:list-item>
                  <text:list>
                    <text:list-item>
                      <text:list>
                        <text:list-header>
                          <text:p text:style-name="P2">NZ <text:s text:c="3"/>7 <text:s text:c="5"/>0.000 <text:s text:c="5"/>0.000 <text:s text:c="4"/>A <text:s/>0.0024364096 <text:s/>1.692601e-06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NZ-OW nonbonded interaction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NZ <text:s text:c="6"/>OW <text:s/>1 <text:s/>0.0025252576 <text:s/>3.486204e-06</text:p>
                          <text:p text:style-name="P2">looked up GLU</text:p>
                          <text:p text:style-name="P2">OM <text:s text:c="3"/>8 <text:s text:c="5"/>0.000 <text:s text:c="5"/>0.000 <text:s text:c="4"/>A <text:s/>0.0022619536 <text:s/>7.4149321e-07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OM-OW nonbonded interaction</text:p>
      <text:p text:style-name="Standard"><text:tab/><text:tab/><text:tab/> OW <text:s text:c="6"/>OM <text:s/>1 <text:s/>0.0024331696 <text:s/>2.987943e-06</text:p>
      <text:p text:style-name="Standard"><text:tab/>ffgmx Gromacs force field – combo rule 1</text:p>
      <text:p text:style-name="Standard"><text:tab/><text:tab/> <text:s/>NZ <text:s text:c="3"/>7 <text:s text:c="5"/>14.00670 <text:s text:c="6"/>0.000 <text:s text:c="6"/>A <text:s text:c="2"/>0.24362E-02 <text:s text:c="2"/>0.16924E-05</text:p>
      <text:p text:style-name="Standard"><text:s/><text:tab/><text:tab/> <text:s/>OW <text:s text:c="2"/>NZ <text:s text:c="3"/>1 0.25250E-02 <text:s text:c="2"/>0.34851E-05</text:p>
      <text:p text:style-name="Standard"><text:tab/><text:tab/> <text:s/>OM <text:s text:c="3"/>8 <text:s text:c="5"/>15.99940 <text:s text:c="6"/>0.000 <text:s text:c="6"/>A <text:s text:c="2"/>0.22617E-02 <text:s text:c="2"/>0.74158E-06</text:p>
      <text:p text:style-name="Standard"><text:tab/><text:tab/> <text:s/>OM <text:s text:c="2"/>OW <text:s text:c="3"/>1 0.24329E-02 <text:s text:c="2"/>0.29873E-05</text:p>
      <text:p text:style-name="Standard"><text:tab/>ffoplsaa – combo rule 3</text:p>
      <text:p text:style-name="Standard"><text:tab/><text:tab/>NH1, NH2, NH3 = opls_300</text:p>
      <text:p text:style-name="Standard"><text:tab/><text:tab/>opls_300 <text:s text:c="2"/>N2 <text:s text:c="2"/>7 <text:s/>14.00670 <text:s text:c="3"/>-0.800 <text:s text:c="6"/>A <text:s text:c="3"/>3.25000e-01 <text:s/>7.11280e-01</text:p>
      <text:p text:style-name="Standard"/>
      <text:p text:style-name="Standard"><text:tab/><text:tab/>OE1, OE2<text:tab/> <text:s/>= opls_272</text:p>
      <text:p text:style-name="Standard"><text:tab/><text:tab/>opls_272 <text:s text:c="2"/>O2 <text:s text:c="2"/>8 <text:s/>15.99940 <text:s text:c="3"/>-0.800 <text:s text:c="6"/>A <text:s text:c="3"/>2.96000e-01 <text:s/>8.78640e-01</text:p>
      <text:p text:style-name="Standard"><text:tab/>(ref: specs can be found in the latest version of manual)</text:p>
      <text:p text:style-name="Standard"/>
      <text:list text:style-name="L1">
        <text:list-item>
          <text:p text:style-name="P1">CHARMM (grace@ivan:/home/cneale/exe/charmm_c28_unmodified/toppar):</text:p>
        </text:list-item>
      </text:list>
      <text:p text:style-name="Standard"><text:tab/><text:tab/>top_all27_prot_na.rtf <text:s text:c="3"/>all hydrogen RTF for proteins and nucleic acids</text:p>
      <text:p text:style-name="Standard"><text:tab/><text:tab/>par_all27_prot_na.prm <text:s/>parameters for the above RTF file</text:p>
      <text:p text:style-name="Standard"><text:tab/><text:tab/>residue ARG <text:s/></text:p>
      <text:p text:style-name="Standard"><text:tab/><text:tab/><text:tab/>ATOM NH1 <text:s/>NC2 <text:s text:c="3"/>-0.80 <text:s/>( &lt;--- atom type is NC2)</text:p>
      <text:p text:style-name="Standard"><text:tab/><text:tab/>residue GLU</text:p>
      <text:p text:style-name="Standard"><text:tab/><text:tab/><text:tab/>ATOM OE1 <text:s/>OC <text:s text:c="4"/>-0.76 (&lt;--- atom type is OC)</text:p>
      <text:p text:style-name="Standard"/>
      <text:p text:style-name="Standard"><text:tab/><text:tab/> <text:s/>Below is copied out of the nonbonded section of the CHARMM par_all27_prot_na.prm <text:s text:c="3"/><text:tab/><text:tab/> <text:s/>all hydrogen parameters for proteins and nucleic acids</text:p>
      <text:p text:style-name="P3">NONBONDED nbxmod <text:s/>5 atom cdiel shift vatom vdistance vswitch -</text:p>
      <text:p text:style-name="P3">cutnb 14.0 ctofnb 12.0 ctonnb 10.0 eps 1.0 e14fac 1.0 wmin 1.5</text:p>
      <text:p text:style-name="P3"><text:s text:c="16"/>!adm jr., 5/08/91, suggested cutoff scheme</text:p>
      <text:p text:style-name="P3">!</text:p>
      <text:p text:style-name="P3">!V(Lennard-Jones) = Eps,i,j[(Rmin,i,j/ri,j)**12 - 2(Rmin,i,j/ri,j)**6]</text:p>
      <text:p text:style-name="P3">!</text:p>
      <text:p text:style-name="P3">!epsilon: kcal/mole, Eps,i,j = sqrt(eps,i * eps,j)</text:p>
      <text:p text:style-name="P3">!Rmin/2: A, Rmin,i,j = Rmin/2,i + Rmin/2,j</text:p>
      <text:p text:style-name="P4"/>
      <text:p text:style-name="P4"><text:tab/><text:tab/>NC2 <text:s text:c="3"/>0.000000 <text:s/>-0.200000 <text:s text:c="4"/>1.850000 ! ALLOW <text:s text:c="2"/>POL</text:p>
      <text:p text:style-name="P4"><text:s text:c="16"/><text:tab/><text:tab/><text:tab/>! JG 8/27/89; note: NH1 in ARG was changed to NC2</text:p>
      <text:p text:style-name="Standard"><text:s text:c="3"/><text:tab/><text:tab/>OC <text:s text:c="4"/>0.000000 <text:s/>-0.120000 <text:s text:c="4"/>1.700000 ! ALLOW <text:s text:c="2"/>POL ION</text:p>
      <text:p text:style-name="Standard"><text:s text:c="16"/><text:tab/><text:tab/><text:tab/>! JG 8/27/89</text:p>
      <text:p text:style-name="Standard"><text:tab/><text:tab/>(version 22 of the forcefield have the same parameters for these two atom types)</text:p>
      <text:p text:style-name="Standard"><text:tab/>(reference: <text:a xlink:type="simple" xlink:href="http://master2.lobos.nih.gov/Charmm/c27n2/parmfile.html">http://master2.lobos.nih.gov/Charmm/c27n2/parmfile.html</text:a> – charm parameter file spec)</text:p>
      <text:p text:style-name="Standard"/>
      <text:p text:style-name="Standard"/>
      <text:p text:style-name="P5">Binding constant of Guanidinium and acetate at T=300K, 330K, 360K</text:p>
      <text:p text:style-name="P5"/>
      <text:p text:style-name="P5">GA &lt;=&gt; G + A <text:s/>where K = <draw:frame draw:style-name="fr1" draw:name="Object1" text:anchor-type="as-char" svg:width="0.5752in" svg:height="0.4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Since I already know the equilibrium concentration of [G], [A], and [GA] at each temperature, I can calculate K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==== Addendum ====</text:p>
      <text:p text:style-name="P6"/>
      <text:p text:style-name="P6">TIP3P water parameters in opls_parm3.dat:</text:p>
      <text:p text:style-name="P6">Bond<text:tab/> <text:s text:c="3"/>kb<text:tab/> <text:s text:c="4"/>distance</text:p>
      <text:p text:style-name="P6">OW-HW <text:s/>553.0 <text:s text:c="3"/>0.9572 <text:s text:c="3"/>! TIP3P water</text:p>
      <text:p text:style-name="P6">HW-HW <text:s/>553.0 <text:s text:c="3"/>1.5136 <text:s text:c="5"/>TIP3P w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6T10:48:08</meta:creation-date>
    <dc:date>2007-03-16T19:51:57</dc:date>
    <dc:language>en-US</dc:language>
    <meta:editing-cycles>49</meta:editing-cycles>
    <meta:editing-duration>PT5H5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3" meta:paragraph-count="71" meta:word-count="570" meta:character-count="37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text>[G][A]</math:mtext>
      <math:mrow>
        <math:mo math:stretchy="false">[</math:mo>
        <math:mi math:fontstyle="italic">GA</math:mi>
        <math:mo math:stretchy="false">]</math:mo>
      </math:mrow>
    </math:mfrac>
    <math:annotation math:encoding="StarMath 5.0">"[G][A]" over [GA]
 </math:annotation>
  </math:semantics>
</math:math>
</file>